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</office:automatic-styles>
  <office:body>
    <office:text>
      <text:p text:style-name="Title">l’évaluation et la prise en charge de la douleur chez les patients dyscommunicants</text:p>
      <text:p text:style-name="Author">Damien Belvèze</text:p>
      <text:p text:style-name="Date">2025-01-06</text:p>
      <text:p text:style-name="Text_20_body">Je cherche a affiner ma bibliographie dans le cadre de ma thèse d’exercice sur l’évaluation et la prise en charge de la douleur chez les patients dyscommunicants (autisme, handicap important, etc…).<text:line-break/>Il s’agira de réaliser une étude descriptive rétrospective.</text:p>
      <text:p text:style-name="Horizontal_20_Line"/>
      <text:p text:style-name="First_20_paragraph">MeSH :</text:p>
      <text:p text:style-name="Text_20_body"><text:a xlink:type="simple" xlink:href="https://www.ncbi.nlm.nih.gov/mesh/68010147" office:name=""><text:span text:style-name="Definition">pain measurement</text:span></text:a> pain diagnosis ?</text:p>
      <text:p text:style-name="Text_20_body">définition des personnes dyscommunicantes dans ce contexte de l’évaluation de la douleur : https://handiconnect.fr/fiches-conseils/douleurs-de-la-personne-dyscommunicante-rechercher-les-causes-les-soulager</text:p>
      <text:p text:style-name="Text_20_body"><text:a xlink:type="simple" xlink:href="" office:name=""><text:span text:style-name="Definition">cognitively impaired</text:span></text:a></text:p>
      <text:p text:style-name="Text_20_body">cognition disorders / complications cognition disorders* spécifique à cognition disorders : cognitive dysfunction</text:p>
      <text:p text:style-name="Text_20_body">dementia / complications autistic disorder Intellectual Disability</text:p>
      <text:p text:style-name="P1"/>
      <text:p text:style-name="P2">"Pain Measurement"[Mesh] AND ("Cognitive Dysfunction"[Mesh] OR "Cognition Disorders"[Mesh] OR "Autistic Disorder"[Mesh] OR "Dementia"[Mesh] OR "cognitive impaired"[All Fields])</text:p>
      <text:p text:style-name="P3"/>
      <text:p text:style-name="P4"># 979 résultats</text:p>
      <text:p text:style-name="First_20_paragraph">Research Rabbit https://www.researchrabbit.ai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l’évaluation et la prise en charge de la douleur chez les patients dyscommunicants</dc:title>
    <dc:description/>
    <dc:subject/>
    <meta:keyword/>
    <meta:initial-creator>Damien Belvèze</meta:initial-creator>
    <dc:creator>Damien Belvèze</dc:creator>
    <meta:creation-date>2025-01-08T10:24:31Z</meta:creation-date>
    <dc:date>2025-01-08T10:24:31Z</dc:date>
    <meta:user-defined meta:name="aliases" meta:value-type="string"/>
    <meta:user-defined meta:name="biblio_style" meta:value-type="string">csl.csl</meta:user-defined>
    <meta:user-defined meta:name="bibliography" meta:value-type="string">biblio/Obsidian.bib</meta:user-defined>
    <meta:user-defined meta:name="date" meta:value-type="string">2025-01-06</meta:user-defined>
    <meta:user-defined meta:name="id" meta:value-type="string">20250106_l’évaluation et la prise en charge de la douleur chez les patients dyscommunicants</meta:user-defined>
    <meta:user-defined meta:name="link_citations" meta:value-type="string">True</meta:user-defined>
    <meta:user-defined meta:name="subtitle" meta:value-type="string"/>
    <meta:user-defined meta:name="tags" meta:value-type="string"/>
  </office:meta>
</office:document-meta>
</file>